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9.15cm" fo:min-width="8.6cm"/>
    </style:style>
    <style:style style:name="gr2" style:family="graphic" style:parent-style-name="standard">
      <style:graphic-properties draw:textarea-horizontal-align="justify" draw:textarea-vertical-align="top" draw:auto-grow-height="false" fo:min-height="5.306cm" fo:min-width="8.5cm"/>
    </style:style>
    <style:style style:name="gr3" style:family="graphic" style:parent-style-name="standard">
      <style:graphic-properties draw:textarea-horizontal-align="justify" draw:textarea-vertical-align="bottom" draw:auto-grow-height="false" fo:min-height="9.15cm" fo:min-width="18cm"/>
    </style:style>
    <style:style style:name="gr4" style:family="graphic" style:parent-style-name="standard">
      <style:graphic-properties draw:textarea-horizontal-align="justify" draw:textarea-vertical-align="top" draw:auto-grow-height="false" fo:min-height="5.306cm" fo:min-width="18.1cm"/>
    </style:style>
    <style:style style:name="gr5" style:family="graphic" style:parent-style-name="standard">
      <style:graphic-properties draw:fill-color="#5f7e9f" draw:textarea-horizontal-align="justify" draw:textarea-vertical-align="middle" draw:auto-grow-height="false" fo:min-height="0.906cm" fo:min-width="27.16cm"/>
    </style:style>
    <style:style style:name="gr6" style:family="graphic" style:parent-style-name="standard">
      <style:graphic-properties draw:fill-color="#2b7ed2" draw:textarea-horizontal-align="justify" draw:textarea-vertical-align="middle" draw:auto-grow-height="false" fo:min-height="7.55cm" fo:min-width="7.3cm"/>
    </style:style>
    <style:style style:name="gr7" style:family="graphic" style:parent-style-name="standard">
      <style:graphic-properties draw:fill-color="#2b7ed2" draw:textarea-horizontal-align="justify" draw:textarea-vertical-align="middle" draw:auto-grow-height="false" fo:min-height="3.95cm" fo:min-width="7.3cm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loext:graphic-properties draw:fill-color="#5f7e9f"/>
      <style:paragraph-properties fo:text-align="center"/>
      <style:text-properties fo:font-size="12.3999996185303pt"/>
    </style:style>
    <style:style style:name="P3" style:family="paragraph">
      <style:paragraph-properties fo:text-align="center"/>
    </style:style>
    <style:style style:name="P4" style:family="paragraph">
      <loext:graphic-properties draw:fill-color="#2b7ed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9.4cm" svg:x="19.6cm" svg:y="10.6cm">
          <text:p text:style-name="P1">K8s Platform Prod Clu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cm" svg:height="5.556cm" svg:x="19.7cm" svg:y="2.8cm">
          <text:p text:style-name="P1">K8s Application Prod Clus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5cm" svg:height="9.4cm" svg:x="1cm" svg:y="10.6cm">
          <text:p text:style-name="P1">K8s Platform Non-Prod Clu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8.6cm" svg:height="5.556cm" svg:x="1cm" svg:y="2.8cm">
          <text:p text:style-name="P1">K8s Application Non-Prod Clust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66cm" svg:height="1.156cm" svg:x="1.04cm" svg:y="1.044cm">
          <text:p text:style-name="P1">API Gatewa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7.66cm" svg:height="1.156cm" svg:x="1.04cm" svg:y="8.9cm">
          <text:p text:style-name="P1">API Gatewa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cm" svg:height="7.8cm" svg:x="1.8cm" svg:y="11.2cm">
          <text:p text:style-name="P3">Test Namespa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cm" svg:height="7.8cm" svg:x="10.9cm" svg:y="11.2cm">
          <text:p text:style-name="P3">Staging Namespac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8cm" svg:height="7.8cm" svg:x="20.2cm" svg:y="11.3cm">
          <text:p text:style-name="P3">Prod Namespa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cm" svg:height="4.2cm" svg:x="1.8cm" svg:y="3.8cm">
          <text:p text:style-name="P3">Test Namespa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cm" svg:height="4.2cm" svg:x="10.9cm" svg:y="3.8cm">
          <text:p text:style-name="P3">Staging Namespac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cm" svg:height="4.2cm" svg:x="20.2cm" svg:y="3.8cm">
          <text:p text:style-name="P3">Prod Namespa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6:13:00.685996654</meta:creation-date>
    <dc:date>2018-04-30T16:34:11.499554262</dc:date>
    <meta:editing-duration>PT10M59S</meta:editing-duration>
    <meta:editing-cycles>2</meta:editing-cycles>
    <meta:generator>LibreOffice/5.3.7.2$MacOSX_X86_64 LibreOffice_project/6b8ed514a9f8b44d37a1b96673cbbdd077e24059</meta:generator>
    <meta:document-statistic meta:object-count="12"/>
  </office:meta>
</office:document-meta>
</file>